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0.7236in"/>
    </style:style>
    <style:style style:name="co4" style:family="table-column">
      <style:table-column-properties fo:break-before="auto" style:column-width="0.948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3.9217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1.0598in"/>
    </style:style>
    <style:style style:name="co9" style:family="table-column">
      <style:table-column-properties fo:break-before="auto" style:column-width="0.8701in"/>
    </style:style>
    <style:style style:name="co10" style:family="table-column">
      <style:table-column-properties fo:break-before="auto" style:column-width="1.5252in"/>
    </style:style>
    <style:style style:name="co11" style:family="table-column">
      <style:table-column-properties fo:break-before="auto" style:column-width="0.8535in"/>
    </style:style>
    <style:style style:name="co12" style:family="table-column">
      <style:table-column-properties fo:break-before="auto" style:column-width="6.0409in"/>
    </style:style>
    <style:style style:name="co13" style:family="table-column">
      <style:table-column-properties fo:break-before="auto" style:column-width="1.4819in"/>
    </style:style>
    <style:style style:name="co14" style:family="table-column">
      <style:table-column-properties fo:break-before="auto" style:column-width="0.9307in"/>
    </style:style>
    <style:style style:name="co15" style:family="table-column">
      <style:table-column-properties fo:break-before="auto" style:column-width="1.0425in"/>
    </style:style>
    <style:style style:name="co16" style:family="table-column">
      <style:table-column-properties fo:break-before="auto" style:column-width="6.1508in"/>
    </style:style>
    <style:style style:name="co17" style:family="table-column">
      <style:table-column-properties fo:break-before="auto" style:column-width="0.8783in"/>
    </style:style>
    <style:style style:name="co18" style:family="table-column">
      <style:table-column-properties fo:break-before="auto" style:column-width="0.8874in"/>
    </style:style>
    <style:style style:name="co19" style:family="table-column">
      <style:table-column-properties fo:break-before="auto" style:column-width="6.9701in"/>
    </style:style>
    <style:style style:name="co20" style:family="table-column">
      <style:table-column-properties fo:break-before="auto" style:column-width="2.2228in"/>
    </style:style>
    <style:style style:name="co21" style:family="table-column">
      <style:table-column-properties fo:break-before="auto" style:column-width="5.1236in"/>
    </style:style>
    <style:style style:name="co22" style:family="table-column">
      <style:table-column-properties fo:break-before="auto" style:column-width="1.6457in"/>
    </style:style>
    <style:style style:name="co23" style:family="table-column">
      <style:table-column-properties fo:break-before="auto" style:column-width="0.1638in"/>
    </style:style>
    <style:style style:name="co24" style:family="table-column">
      <style:table-column-properties fo:break-before="auto" style:column-width="5.61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Reservation">
      <style:table-properties table:display="true" style:writing-mode="lr-tb"/>
    </style:style>
    <style:style style:name="ta2" style:family="table" style:master-page-name="PageStyle_5f_Customer">
      <style:table-properties table:display="true" style:writing-mode="lr-tb"/>
    </style:style>
    <style:style style:name="ta3" style:family="table" style:master-page-name="PageStyle_5f_Cruise">
      <style:table-properties table:display="true" style:writing-mode="lr-tb"/>
    </style:style>
    <style:style style:name="ta4" style:family="table" style:master-page-name="PageStyle_5f_TravelAgent">
      <style:table-properties table:display="true" style:writing-mode="lr-tb"/>
    </style:style>
    <style:style style:name="ta5" style:family="table" style:master-page-name="PageStyle_5f_Company">
      <style:table-properties table:display="true" style:writing-mode="lr-tb"/>
    </style:style>
    <style:style style:name="ta6" style:family="table" style:master-page-name="PageStyle_5f_Generating_20_Insert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 style:data-style-name="N8001"/>
    <style:style style:name="ce2" style:family="table-cell" style:parent-style-name="Excel_20_Built-in_20_Normal" style:data-style-name="N800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ervati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office:value-type="string">
            <text:p>Reservation</text:p>
          </table:table-cell>
          <table:table-cell table:number-columns-repeated="1023"/>
        </table:table-row>
        <table:table-row table:style-name="ro1">
          <table:table-cell office:value-type="string">
            <text:p>auto increment</text:p>
          </table:table-cell>
          <table:table-cell table:number-columns-repeated="3" office:value-type="string">
            <text:p>number</text:p>
          </table:table-cell>
          <table:table-cell office:value-type="string">
            <text:p>date</text:p>
          </table:table-cell>
          <table:table-cell table:number-columns-repeated="1019"/>
        </table:table-row>
        <table:table-row table:style-name="ro1">
          <table:table-cell office:value-type="string">
            <text:p>reservationID</text:p>
          </table:table-cell>
          <table:table-cell office:value-type="string">
            <text:p>customerID</text:p>
          </table:table-cell>
          <table:table-cell office:value-type="string">
            <text:p>cruiseID</text:p>
          </table:table-cell>
          <table:table-cell office:value-type="string">
            <text:p>travelAgentID</text:p>
          </table:table-cell>
          <table:table-cell office:value-type="string">
            <text:p>travelDate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'9-Nov-18'</text:p>
          </table:table-cell>
          <table:table-cell table:formula="of:=&quot;insert into Reservation values(&quot; &amp; &quot;reservationID_seq.nextval&quot; &amp; &quot;, &quot; &amp; [.B4] &amp; &quot;, &quot; &amp; [.C4] &amp; &quot;, &quot; &amp; [.D4] &amp; &quot;, &quot; &amp; [.E4] &amp; &quot;);&quot;" office:value-type="string" office:string-value="insert into Reservation values(reservationID_seq.nextval, 12, 1, 2, '9-Nov-18');">
            <text:p>insert into Reservation values(reservationID_seq.nextval, 12, 1, 2, '9-Nov-18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'21-Jan-19'</text:p>
          </table:table-cell>
          <table:table-cell table:formula="of:=&quot;insert into Reservation values(&quot; &amp; &quot;reservationID_seq.nextval&quot; &amp; &quot;, &quot; &amp; [.B5] &amp; &quot;, &quot; &amp; [.C5] &amp; &quot;, &quot; &amp; [.D5] &amp; &quot;, &quot; &amp; [.E5] &amp; &quot;);&quot;" office:value-type="string" office:string-value="insert into Reservation values(reservationID_seq.nextval, 14, 4, 5, '21-Jan-19');">
            <text:p>insert into Reservation values(reservationID_seq.nextval, 14, 4, 5, '21-Jan-19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'11-Dec-18'</text:p>
          </table:table-cell>
          <table:table-cell table:formula="of:=&quot;insert into Reservation values(&quot; &amp; &quot;reservationID_seq.nextval&quot; &amp; &quot;, &quot; &amp; [.B6] &amp; &quot;, &quot; &amp; [.C6] &amp; &quot;, &quot; &amp; [.D6] &amp; &quot;, &quot; &amp; [.E6] &amp; &quot;);&quot;" office:value-type="string" office:string-value="insert into Reservation values(reservationID_seq.nextval, 5, 4, 1, '11-Dec-18');">
            <text:p>insert into Reservation values(reservationID_seq.nextval, 5, 4, 1, '11-Dec-18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'31-Aug-19'</text:p>
          </table:table-cell>
          <table:table-cell table:formula="of:=&quot;insert into Reservation values(&quot; &amp; &quot;reservationID_seq.nextval&quot; &amp; &quot;, &quot; &amp; [.B7] &amp; &quot;, &quot; &amp; [.C7] &amp; &quot;, &quot; &amp; [.D7] &amp; &quot;, &quot; &amp; [.E7] &amp; &quot;);&quot;" office:value-type="string" office:string-value="insert into Reservation values(reservationID_seq.nextval, 9, 5, 4, '31-Aug-19');">
            <text:p>insert into Reservation values(reservationID_seq.nextval, 9, 5, 4, '31-Aug-19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'10-Apr-19'</text:p>
          </table:table-cell>
          <table:table-cell table:formula="of:=&quot;insert into Reservation values(&quot; &amp; &quot;reservationID_seq.nextval&quot; &amp; &quot;, &quot; &amp; [.B8] &amp; &quot;, &quot; &amp; [.C8] &amp; &quot;, &quot; &amp; [.D8] &amp; &quot;, &quot; &amp; [.E8] &amp; &quot;);&quot;" office:value-type="string" office:string-value="insert into Reservation values(reservationID_seq.nextval, 13, 1, 2, '10-Apr-19');">
            <text:p>insert into Reservation values(reservationID_seq.nextval, 13, 1, 2, '10-Apr-19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'29-Jul-18'</text:p>
          </table:table-cell>
          <table:table-cell table:formula="of:=&quot;insert into Reservation values(&quot; &amp; &quot;reservationID_seq.nextval&quot; &amp; &quot;, &quot; &amp; [.B9] &amp; &quot;, &quot; &amp; [.C9] &amp; &quot;, &quot; &amp; [.D9] &amp; &quot;, &quot; &amp; [.E9] &amp; &quot;);&quot;" office:value-type="string" office:string-value="insert into Reservation values(reservationID_seq.nextval, 5, 4, 6, '29-Jul-18');">
            <text:p>insert into Reservation values(reservationID_seq.nextval, 5, 4, 6, '29-Jul-18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'17-May-19'</text:p>
          </table:table-cell>
          <table:table-cell table:formula="of:=&quot;insert into Reservation values(&quot; &amp; &quot;reservationID_seq.nextval&quot; &amp; &quot;, &quot; &amp; [.B10] &amp; &quot;, &quot; &amp; [.C10] &amp; &quot;, &quot; &amp; [.D10] &amp; &quot;, &quot; &amp; [.E10] &amp; &quot;);&quot;" office:value-type="string" office:string-value="insert into Reservation values(reservationID_seq.nextval, 2, 2, 2, '17-May-19');">
            <text:p>insert into Reservation values(reservationID_seq.nextval, 2, 2, 2, '17-May-19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'11-Apr-19'</text:p>
          </table:table-cell>
          <table:table-cell table:formula="of:=&quot;insert into Reservation values(&quot; &amp; &quot;reservationID_seq.nextval&quot; &amp; &quot;, &quot; &amp; [.B11] &amp; &quot;, &quot; &amp; [.C11] &amp; &quot;, &quot; &amp; [.D11] &amp; &quot;, &quot; &amp; [.E11] &amp; &quot;);&quot;" office:value-type="string" office:string-value="insert into Reservation values(reservationID_seq.nextval, 4, 1, 10, '11-Apr-19');">
            <text:p>insert into Reservation values(reservationID_seq.nextval, 4, 1, 10, '11-Apr-19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'3-Jun-18'</text:p>
          </table:table-cell>
          <table:table-cell table:formula="of:=&quot;insert into Reservation values(&quot; &amp; &quot;reservationID_seq.nextval&quot; &amp; &quot;, &quot; &amp; [.B12] &amp; &quot;, &quot; &amp; [.C12] &amp; &quot;, &quot; &amp; [.D12] &amp; &quot;, &quot; &amp; [.E12] &amp; &quot;);&quot;" office:value-type="string" office:string-value="insert into Reservation values(reservationID_seq.nextval, 10, 5, 3, '3-Jun-18');">
            <text:p>insert into Reservation values(reservationID_seq.nextval, 10, 5, 3, '3-Jun-18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'15-Oct-18'</text:p>
          </table:table-cell>
          <table:table-cell table:formula="of:=&quot;insert into Reservation values(&quot; &amp; &quot;reservationID_seq.nextval&quot; &amp; &quot;, &quot; &amp; [.B13] &amp; &quot;, &quot; &amp; [.C13] &amp; &quot;, &quot; &amp; [.D13] &amp; &quot;, &quot; &amp; [.E13] &amp; &quot;);&quot;" office:value-type="string" office:string-value="insert into Reservation values(reservationID_seq.nextval, 5, 3, 9, '15-Oct-18');">
            <text:p>insert into Reservation values(reservationID_seq.nextval, 5, 3, 9, '15-Oct-18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'8-Mar-19'</text:p>
          </table:table-cell>
          <table:table-cell table:formula="of:=&quot;insert into Reservation values(&quot; &amp; &quot;reservationID_seq.nextval&quot; &amp; &quot;, &quot; &amp; [.B14] &amp; &quot;, &quot; &amp; [.C14] &amp; &quot;, &quot; &amp; [.D14] &amp; &quot;, &quot; &amp; [.E14] &amp; &quot;);&quot;" office:value-type="string" office:string-value="insert into Reservation values(reservationID_seq.nextval, 1, 2, 7, '8-Mar-19');">
            <text:p>insert into Reservation values(reservationID_seq.nextval, 1, 2, 7, '8-Mar-19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'24-Nov-18'</text:p>
          </table:table-cell>
          <table:table-cell table:formula="of:=&quot;insert into Reservation values(&quot; &amp; &quot;reservationID_seq.nextval&quot; &amp; &quot;, &quot; &amp; [.B15] &amp; &quot;, &quot; &amp; [.C15] &amp; &quot;, &quot; &amp; [.D15] &amp; &quot;, &quot; &amp; [.E15] &amp; &quot;);&quot;" office:value-type="string" office:string-value="insert into Reservation values(reservationID_seq.nextval, 5, 4, 7, '24-Nov-18');">
            <text:p>insert into Reservation values(reservationID_seq.nextval, 5, 4, 7, '24-Nov-18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'3-Aug-19'</text:p>
          </table:table-cell>
          <table:table-cell table:formula="of:=&quot;insert into Reservation values(&quot; &amp; &quot;reservationID_seq.nextval&quot; &amp; &quot;, &quot; &amp; [.B16] &amp; &quot;, &quot; &amp; [.C16] &amp; &quot;, &quot; &amp; [.D16] &amp; &quot;, &quot; &amp; [.E16] &amp; &quot;);&quot;" office:value-type="string" office:string-value="insert into Reservation values(reservationID_seq.nextval, 8, 1, 1, '3-Aug-19');">
            <text:p>insert into Reservation values(reservationID_seq.nextval, 8, 1, 1, '3-Aug-19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'13-Dec-18'</text:p>
          </table:table-cell>
          <table:table-cell table:formula="of:=&quot;insert into Reservation values(&quot; &amp; &quot;reservationID_seq.nextval&quot; &amp; &quot;, &quot; &amp; [.B17] &amp; &quot;, &quot; &amp; [.C17] &amp; &quot;, &quot; &amp; [.D17] &amp; &quot;, &quot; &amp; [.E17] &amp; &quot;);&quot;" office:value-type="string" office:string-value="insert into Reservation values(reservationID_seq.nextval, 15, 5, 10, '13-Dec-18');">
            <text:p>insert into Reservation values(reservationID_seq.nextval, 15, 5, 10, '13-Dec-18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'6-Feb-19'</text:p>
          </table:table-cell>
          <table:table-cell table:formula="of:=&quot;insert into Reservation values(&quot; &amp; &quot;reservationID_seq.nextval&quot; &amp; &quot;, &quot; &amp; [.B18] &amp; &quot;, &quot; &amp; [.C18] &amp; &quot;, &quot; &amp; [.D18] &amp; &quot;, &quot; &amp; [.E18] &amp; &quot;);&quot;" office:value-type="string" office:string-value="insert into Reservation values(reservationID_seq.nextval, 4, 3, 7, '6-Feb-19');">
            <text:p>insert into Reservation values(reservationID_seq.nextval, 4, 3, 7, '6-Feb-19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'12-Aug-19'</text:p>
          </table:table-cell>
          <table:table-cell table:formula="of:=&quot;insert into Reservation values(&quot; &amp; &quot;reservationID_seq.nextval&quot; &amp; &quot;, &quot; &amp; [.B19] &amp; &quot;, &quot; &amp; [.C19] &amp; &quot;, &quot; &amp; [.D19] &amp; &quot;, &quot; &amp; [.E19] &amp; &quot;);&quot;" office:value-type="string" office:string-value="insert into Reservation values(reservationID_seq.nextval, 6, 4, 5, '12-Aug-19');">
            <text:p>insert into Reservation values(reservationID_seq.nextval, 6, 4, 5, '12-Aug-19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'22-Jun-19'</text:p>
          </table:table-cell>
          <table:table-cell table:formula="of:=&quot;insert into Reservation values(&quot; &amp; &quot;reservationID_seq.nextval&quot; &amp; &quot;, &quot; &amp; [.B20] &amp; &quot;, &quot; &amp; [.C20] &amp; &quot;, &quot; &amp; [.D20] &amp; &quot;, &quot; &amp; [.E20] &amp; &quot;);&quot;" office:value-type="string" office:string-value="insert into Reservation values(reservationID_seq.nextval, 14, 2, 8, '22-Jun-19');">
            <text:p>insert into Reservation values(reservationID_seq.nextval, 14, 2, 8, '22-Jun-19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'1-Feb-19'</text:p>
          </table:table-cell>
          <table:table-cell table:formula="of:=&quot;insert into Reservation values(&quot; &amp; &quot;reservationID_seq.nextval&quot; &amp; &quot;, &quot; &amp; [.B21] &amp; &quot;, &quot; &amp; [.C21] &amp; &quot;, &quot; &amp; [.D21] &amp; &quot;, &quot; &amp; [.E21] &amp; &quot;);&quot;" office:value-type="string" office:string-value="insert into Reservation values(reservationID_seq.nextval, 11, 5, 9, '1-Feb-19');">
            <text:p>insert into Reservation values(reservationID_seq.nextval, 11, 5, 9, '1-Feb-19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'15-Mar-19'</text:p>
          </table:table-cell>
          <table:table-cell table:formula="of:=&quot;insert into Reservation values(&quot; &amp; &quot;reservationID_seq.nextval&quot; &amp; &quot;, &quot; &amp; [.B22] &amp; &quot;, &quot; &amp; [.C22] &amp; &quot;, &quot; &amp; [.D22] &amp; &quot;, &quot; &amp; [.E22] &amp; &quot;);&quot;" office:value-type="string" office:string-value="insert into Reservation values(reservationID_seq.nextval, 7, 4, 8, '15-Mar-19');">
            <text:p>insert into Reservation values(reservationID_seq.nextval, 7, 4, 8, '15-Mar-19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'28-Feb-19'</text:p>
          </table:table-cell>
          <table:table-cell table:formula="of:=&quot;insert into Reservation values(&quot; &amp; &quot;reservationID_seq.nextval&quot; &amp; &quot;, &quot; &amp; [.B23] &amp; &quot;, &quot; &amp; [.C23] &amp; &quot;, &quot; &amp; [.D23] &amp; &quot;, &quot; &amp; [.E23] &amp; &quot;);&quot;" office:value-type="string" office:string-value="insert into Reservation values(reservationID_seq.nextval, 14, 4, 3, '28-Feb-19');">
            <text:p>insert into Reservation values(reservationID_seq.nextval, 14, 4, 3, '28-Feb-19');</text:p>
          </table:table-cell>
          <table:table-cell/>
          <table:table-cell table:style-name="ce1" table:number-columns-repeated="2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stomer" table:style-name="ta2" table:print="false"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3" table:default-cell-style-name="Excel_20_Built-in_20_Normal"/>
        <table:table-column table:style-name="co12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office:value-type="string">
            <text:p>Customer</text:p>
          </table:table-cell>
          <table:table-cell table:number-columns-repeated="1023"/>
        </table:table-row>
        <table:table-row table:style-name="ro1">
          <table:table-cell office:value-type="string">
            <text:p>auto increment</text:p>
          </table:table-cell>
          <table:table-cell table:number-columns-repeated="2" office:value-type="string">
            <text:p>varchar2(15)</text:p>
          </table:table-cell>
          <table:table-cell office:value-type="string">
            <text:p>varchar2(30)</text:p>
          </table:table-cell>
          <table:table-cell office:value-type="string">
            <text:p>number(10)</text:p>
          </table:table-cell>
          <table:table-cell office:value-type="string">
            <text:p>number(3)</text:p>
          </table:table-cell>
          <table:table-cell table:number-columns-repeated="1018"/>
        </table:table-row>
        <table:table-row table:style-name="ro2">
          <table:table-cell office:value-type="string">
            <text:p>customer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address</text:p>
          </table:table-cell>
          <table:table-cell office:value-type="string">
            <text:p>phone</text:p>
          </table:table-cell>
          <table:table-cell office:value-type="string">
            <text:p>age</text:p>
          </table:table-cell>
          <table:table-cell table:formula="of:=&quot;insert into Customer values(&quot; &amp; &quot;customerID_seq.nextval&quot; &amp; &quot;, '&quot;&amp; [.B3] &amp; &quot;', '&quot; &amp; [.C3] &amp; &quot;', '&quot; &amp; [.D3] &amp; &quot;', &quot; &amp; [.E3] &amp; &quot;, &quot; &amp; [.F3] &amp; &quot;);&quot;" office:value-type="string" office:string-value="insert into Customer values(customerID_seq.nextval, 'firstName', 'lastName', 'address', phone, age);">
            <text:p>insert into Customer values(customerID_seq.nextval, 'firstName', 'lastName', 'address', phone, age);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ylan</text:p>
          </table:table-cell>
          <table:table-cell office:value-type="string">
            <text:p>Ward</text:p>
          </table:table-cell>
          <table:table-cell office:value-type="string">
            <text:p>42 Elm Place</text:p>
          </table:table-cell>
          <table:table-cell office:value-type="float" office:value="8915367188">
            <text:p>8915367188</text:p>
          </table:table-cell>
          <table:table-cell office:value-type="float" office:value="22">
            <text:p>22</text:p>
          </table:table-cell>
          <table:table-cell table:formula="of:=&quot;insert into Customer values(&quot; &amp; &quot;customerID_seq.nextval&quot; &amp; &quot;, '&quot;&amp; [.B4] &amp; &quot;', '&quot; &amp; [.C4] &amp; &quot;', '&quot; &amp; [.D4] &amp; &quot;', &quot; &amp; [.E4] &amp; &quot;, &quot; &amp; [.F4] &amp; &quot;);&quot;" office:value-type="string" office:string-value="insert into Customer values(customerID_seq.nextval, 'Dylan', 'Ward', '42 Elm Place', 8915367188, 22);">
            <text:p>insert into Customer values(customerID_seq.nextval, 'Dylan', 'Ward', '42 Elm Place', 8915367188, 22);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stin</text:p>
          </table:table-cell>
          <table:table-cell office:value-type="string">
            <text:p>Ross</text:p>
          </table:table-cell>
          <table:table-cell office:value-type="string">
            <text:p>657 Redondo Ave.</text:p>
          </table:table-cell>
          <table:table-cell office:value-type="float" office:value="1233753684">
            <text:p>1233753684</text:p>
          </table:table-cell>
          <table:table-cell office:value-type="float" office:value="25">
            <text:p>25</text:p>
          </table:table-cell>
          <table:table-cell table:formula="of:=&quot;insert into Customer values(&quot; &amp; &quot;customerID_seq.nextval&quot; &amp; &quot;, '&quot;&amp; [.B5] &amp; &quot;', '&quot; &amp; [.C5] &amp; &quot;', '&quot; &amp; [.D5] &amp; &quot;', &quot; &amp; [.E5] &amp; &quot;, &quot; &amp; [.F5] &amp; &quot;);&quot;" office:value-type="string" office:string-value="insert into Customer values(customerID_seq.nextval, 'Austin', 'Ross', '657 Redondo Ave.', 1233753684, 25);">
            <text:p>insert into Customer values(customerID_seq.nextval, 'Austin', 'Ross', '657 Redondo Ave.', 1233753684, 25);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sa</text:p>
          </table:table-cell>
          <table:table-cell office:value-type="string">
            <text:p>Powell</text:p>
          </table:table-cell>
          <table:table-cell office:value-type="string">
            <text:p>5 Jefferson Ave.</text:p>
          </table:table-cell>
          <table:table-cell office:value-type="float" office:value="6428369619">
            <text:p>6428369619</text:p>
          </table:table-cell>
          <table:table-cell office:value-type="float" office:value="17">
            <text:p>17</text:p>
          </table:table-cell>
          <table:table-cell table:formula="of:=&quot;insert into Customer values(&quot; &amp; &quot;customerID_seq.nextval&quot; &amp; &quot;, '&quot;&amp; [.B6] &amp; &quot;', '&quot; &amp; [.C6] &amp; &quot;', '&quot; &amp; [.D6] &amp; &quot;', &quot; &amp; [.E6] &amp; &quot;, &quot; &amp; [.F6] &amp; &quot;);&quot;" office:value-type="string" office:string-value="insert into Customer values(customerID_seq.nextval, 'Lisa', 'Powell', '5 Jefferson Ave.', 6428369619, 17);">
            <text:p>insert into Customer values(customerID_seq.nextval, 'Lisa', 'Powell', '5 Jefferson Ave.', 6428369619, 17);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ian</text:p>
          </table:table-cell>
          <table:table-cell office:value-type="string">
            <text:p>Martin</text:p>
          </table:table-cell>
          <table:table-cell office:value-type="string">
            <text:p>143 Cambridge Ave.</text:p>
          </table:table-cell>
          <table:table-cell office:value-type="float" office:value="5082328798">
            <text:p>5082328798</text:p>
          </table:table-cell>
          <table:table-cell office:value-type="float" office:value="45">
            <text:p>45</text:p>
          </table:table-cell>
          <table:table-cell table:formula="of:=&quot;insert into Customer values(&quot; &amp; &quot;customerID_seq.nextval&quot; &amp; &quot;, '&quot;&amp; [.B7] &amp; &quot;', '&quot; &amp; [.C7] &amp; &quot;', '&quot; &amp; [.D7] &amp; &quot;', &quot; &amp; [.E7] &amp; &quot;, &quot; &amp; [.F7] &amp; &quot;);&quot;" office:value-type="string" office:string-value="insert into Customer values(customerID_seq.nextval, 'Brian', 'Martin', '143 Cambridge Ave.', 5082328798, 45);">
            <text:p>insert into Customer values(customerID_seq.nextval, 'Brian', 'Martin', '143 Cambridge Ave.', 5082328798, 45);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icole</text:p>
          </table:table-cell>
          <table:table-cell office:value-type="string">
            <text:p>White</text:p>
          </table:table-cell>
          <table:table-cell office:value-type="string">
            <text:p>77 Massachusetts Ave.</text:p>
          </table:table-cell>
          <table:table-cell office:value-type="float" office:value="6174153059">
            <text:p>6174153059</text:p>
          </table:table-cell>
          <table:table-cell office:value-type="float" office:value="29">
            <text:p>29</text:p>
          </table:table-cell>
          <table:table-cell table:formula="of:=&quot;insert into Customer values(&quot; &amp; &quot;customerID_seq.nextval&quot; &amp; &quot;, '&quot;&amp; [.B8] &amp; &quot;', '&quot; &amp; [.C8] &amp; &quot;', '&quot; &amp; [.D8] &amp; &quot;', &quot; &amp; [.E8] &amp; &quot;, &quot; &amp; [.F8] &amp; &quot;);&quot;" office:value-type="string" office:string-value="insert into Customer values(customerID_seq.nextval, 'Nicole', 'White', '77 Massachusetts Ave.', 6174153059, 29);">
            <text:p>insert into Customer values(customerID_seq.nextval, 'Nicole', 'White', '77 Massachusetts Ave.', 6174153059, 29);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yler</text:p>
          </table:table-cell>
          <table:table-cell office:value-type="string">
            <text:p>Garcia</text:p>
          </table:table-cell>
          <table:table-cell office:value-type="string">
            <text:p>175 Forest St.</text:p>
          </table:table-cell>
          <table:table-cell office:value-type="float" office:value="9864752346">
            <text:p>9864752346</text:p>
          </table:table-cell>
          <table:table-cell office:value-type="float" office:value="57">
            <text:p>57</text:p>
          </table:table-cell>
          <table:table-cell table:formula="of:=&quot;insert into Customer values(&quot; &amp; &quot;customerID_seq.nextval&quot; &amp; &quot;, '&quot;&amp; [.B9] &amp; &quot;', '&quot; &amp; [.C9] &amp; &quot;', '&quot; &amp; [.D9] &amp; &quot;', &quot; &amp; [.E9] &amp; &quot;, &quot; &amp; [.F9] &amp; &quot;);&quot;" office:value-type="string" office:string-value="insert into Customer values(customerID_seq.nextval, 'Tyler', 'Garcia', '175 Forest St.', 9864752346, 57);">
            <text:p>insert into Customer values(customerID_seq.nextval, 'Tyler', 'Garcia', '175 Forest St.', 9864752346, 57);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nna</text:p>
          </table:table-cell>
          <table:table-cell office:value-type="string">
            <text:p>Allen</text:p>
          </table:table-cell>
          <table:table-cell office:value-type="string">
            <text:p>35 Tremont St.</text:p>
          </table:table-cell>
          <table:table-cell office:value-type="float" office:value="8946557732">
            <text:p>8946557732</text:p>
          </table:table-cell>
          <table:table-cell office:value-type="float" office:value="73">
            <text:p>73</text:p>
          </table:table-cell>
          <table:table-cell table:formula="of:=&quot;insert into Customer values(&quot; &amp; &quot;customerID_seq.nextval&quot; &amp; &quot;, '&quot;&amp; [.B10] &amp; &quot;', '&quot; &amp; [.C10] &amp; &quot;', '&quot; &amp; [.D10] &amp; &quot;', &quot; &amp; [.E10] &amp; &quot;, &quot; &amp; [.F10] &amp; &quot;);&quot;" office:value-type="string" office:string-value="insert into Customer values(customerID_seq.nextval, 'Anna', 'Allen', '35 Tremont St.', 8946557732, 73);">
            <text:p>insert into Customer values(customerID_seq.nextval, 'Anna', 'Allen', '35 Tremont St.', 8946557732, 73);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chael</text:p>
          </table:table-cell>
          <table:table-cell office:value-type="string">
            <text:p>Sanchez</text:p>
          </table:table-cell>
          <table:table-cell office:value-type="string">
            <text:p>9 Washington Court</text:p>
          </table:table-cell>
          <table:table-cell office:value-type="float" office:value="1946825344">
            <text:p>1946825344</text:p>
          </table:table-cell>
          <table:table-cell office:value-type="float" office:value="18">
            <text:p>18</text:p>
          </table:table-cell>
          <table:table-cell table:formula="of:=&quot;insert into Customer values(&quot; &amp; &quot;customerID_seq.nextval&quot; &amp; &quot;, '&quot;&amp; [.B11] &amp; &quot;', '&quot; &amp; [.C11] &amp; &quot;', '&quot; &amp; [.D11] &amp; &quot;', &quot; &amp; [.E11] &amp; &quot;, &quot; &amp; [.F11] &amp; &quot;);&quot;" office:value-type="string" office:string-value="insert into Customer values(customerID_seq.nextval, 'Michael', 'Sanchez', '9 Washington Court', 1946825344, 18);">
            <text:p>insert into Customer values(customerID_seq.nextval, 'Michael', 'Sanchez', '9 Washington Court', 1946825344, 18);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ustin</text:p>
          </table:table-cell>
          <table:table-cell office:value-type="string">
            <text:p>Myers</text:p>
          </table:table-cell>
          <table:table-cell office:value-type="string">
            <text:p>98 Lake Hill Drive</text:p>
          </table:table-cell>
          <table:table-cell office:value-type="float" office:value="7988641411">
            <text:p>7988641411</text:p>
          </table:table-cell>
          <table:table-cell office:value-type="float" office:value="26">
            <text:p>26</text:p>
          </table:table-cell>
          <table:table-cell table:formula="of:=&quot;insert into Customer values(&quot; &amp; &quot;customerID_seq.nextval&quot; &amp; &quot;, '&quot;&amp; [.B12] &amp; &quot;', '&quot; &amp; [.C12] &amp; &quot;', '&quot; &amp; [.D12] &amp; &quot;', &quot; &amp; [.E12] &amp; &quot;, &quot; &amp; [.F12] &amp; &quot;);&quot;" office:value-type="string" office:string-value="insert into Customer values(customerID_seq.nextval, 'Justin', 'Myers', '98 Lake Hill Drive', 7988641411, 26);">
            <text:p>insert into Customer values(customerID_seq.nextval, 'Justin', 'Myers', '98 Lake Hill Drive', 7988641411, 26);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ruce</text:p>
          </table:table-cell>
          <table:table-cell office:value-type="string">
            <text:p>Clark</text:p>
          </table:table-cell>
          <table:table-cell office:value-type="string">
            <text:p>100 Main St.</text:p>
          </table:table-cell>
          <table:table-cell office:value-type="float" office:value="2324648888">
            <text:p>2324648888</text:p>
          </table:table-cell>
          <table:table-cell office:value-type="float" office:value="68">
            <text:p>68</text:p>
          </table:table-cell>
          <table:table-cell table:formula="of:=&quot;insert into Customer values(&quot; &amp; &quot;customerID_seq.nextval&quot; &amp; &quot;, '&quot;&amp; [.B13] &amp; &quot;', '&quot; &amp; [.C13] &amp; &quot;', '&quot; &amp; [.D13] &amp; &quot;', &quot; &amp; [.E13] &amp; &quot;, &quot; &amp; [.F13] &amp; &quot;);&quot;" office:value-type="string" office:string-value="insert into Customer values(customerID_seq.nextval, 'Bruce', 'Clark', '100 Main St.', 2324648888, 68);">
            <text:p>insert into Customer values(customerID_seq.nextval, 'Bruce', 'Clark', '100 Main St.', 2324648888, 68);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achel</text:p>
          </table:table-cell>
          <table:table-cell office:value-type="string">
            <text:p>Lee</text:p>
          </table:table-cell>
          <table:table-cell office:value-type="string">
            <text:p>42 Oak St.</text:p>
          </table:table-cell>
          <table:table-cell office:value-type="float" office:value="2497873464">
            <text:p>2497873464</text:p>
          </table:table-cell>
          <table:table-cell office:value-type="float" office:value="19">
            <text:p>19</text:p>
          </table:table-cell>
          <table:table-cell table:formula="of:=&quot;insert into Customer values(&quot; &amp; &quot;customerID_seq.nextval&quot; &amp; &quot;, '&quot;&amp; [.B14] &amp; &quot;', '&quot; &amp; [.C14] &amp; &quot;', '&quot; &amp; [.D14] &amp; &quot;', &quot; &amp; [.E14] &amp; &quot;, &quot; &amp; [.F14] &amp; &quot;);&quot;" office:value-type="string" office:string-value="insert into Customer values(customerID_seq.nextval, 'Rachel', 'Lee', '42 Oak St.', 2497873464, 19);">
            <text:p>insert into Customer values(customerID_seq.nextval, 'Rachel', 'Lee', '42 Oak St.', 2497873464, 19);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Kelly</text:p>
          </table:table-cell>
          <table:table-cell office:value-type="string">
            <text:p>Gray</text:p>
          </table:table-cell>
          <table:table-cell office:value-type="string">
            <text:p>1414 Cedar St.</text:p>
          </table:table-cell>
          <table:table-cell office:value-type="float" office:value="9865553232">
            <text:p>9865553232</text:p>
          </table:table-cell>
          <table:table-cell office:value-type="float" office:value="82">
            <text:p>82</text:p>
          </table:table-cell>
          <table:table-cell table:formula="of:=&quot;insert into Customer values(&quot; &amp; &quot;customerID_seq.nextval&quot; &amp; &quot;, '&quot;&amp; [.B15] &amp; &quot;', '&quot; &amp; [.C15] &amp; &quot;', '&quot; &amp; [.D15] &amp; &quot;', &quot; &amp; [.E15] &amp; &quot;, &quot; &amp; [.F15] &amp; &quot;);&quot;" office:value-type="string" office:string-value="insert into Customer values(customerID_seq.nextval, 'Kelly', 'Gray', '1414 Cedar St.', 9865553232, 82);">
            <text:p>insert into Customer values(customerID_seq.nextval, 'Kelly', 'Gray', '1414 Cedar St.', 9865553232, 82);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dison</text:p>
          </table:table-cell>
          <table:table-cell office:value-type="string">
            <text:p>Young</text:p>
          </table:table-cell>
          <table:table-cell office:value-type="string">
            <text:p>8711 Meadow St.</text:p>
          </table:table-cell>
          <table:table-cell office:value-type="float" office:value="4546667821">
            <text:p>4546667821</text:p>
          </table:table-cell>
          <table:table-cell office:value-type="float" office:value="67">
            <text:p>67</text:p>
          </table:table-cell>
          <table:table-cell table:formula="of:=&quot;insert into Customer values(&quot; &amp; &quot;customerID_seq.nextval&quot; &amp; &quot;, '&quot;&amp; [.B16] &amp; &quot;', '&quot; &amp; [.C16] &amp; &quot;', '&quot; &amp; [.D16] &amp; &quot;', &quot; &amp; [.E16] &amp; &quot;, &quot; &amp; [.F16] &amp; &quot;);&quot;" office:value-type="string" office:string-value="insert into Customer values(customerID_seq.nextval, 'Madison', 'Young', '8711 Meadow St.', 4546667821, 67);">
            <text:p>insert into Customer values(customerID_seq.nextval, 'Madison', 'Young', '8711 Meadow St.', 4546667821, 67);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shley</text:p>
          </table:table-cell>
          <table:table-cell office:value-type="string">
            <text:p>Powell</text:p>
          </table:table-cell>
          <table:table-cell office:value-type="string">
            <text:p>17 Valley Drive</text:p>
          </table:table-cell>
          <table:table-cell office:value-type="float" office:value="2123043923">
            <text:p>2123043923</text:p>
          </table:table-cell>
          <table:table-cell office:value-type="float" office:value="20">
            <text:p>20</text:p>
          </table:table-cell>
          <table:table-cell table:formula="of:=&quot;insert into Customer values(&quot; &amp; &quot;customerID_seq.nextval&quot; &amp; &quot;, '&quot;&amp; [.B17] &amp; &quot;', '&quot; &amp; [.C17] &amp; &quot;', '&quot; &amp; [.D17] &amp; &quot;', &quot; &amp; [.E17] &amp; &quot;, &quot; &amp; [.F17] &amp; &quot;);&quot;" office:value-type="string" office:string-value="insert into Customer values(customerID_seq.nextval, 'Ashley', 'Powell', '17 Valley Drive', 2123043923, 20);">
            <text:p>insert into Customer values(customerID_seq.nextval, 'Ashley', 'Powell', '17 Valley Drive', 2123043923, 20);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oshua</text:p>
          </table:table-cell>
          <table:table-cell office:value-type="string">
            <text:p>Davis</text:p>
          </table:table-cell>
          <table:table-cell office:value-type="string">
            <text:p>1212 8th St.</text:p>
          </table:table-cell>
          <table:table-cell office:value-type="float" office:value="7818914567">
            <text:p>7818914567</text:p>
          </table:table-cell>
          <table:table-cell office:value-type="float" office:value="18">
            <text:p>18</text:p>
          </table:table-cell>
          <table:table-cell table:formula="of:=&quot;insert into Customer values(&quot; &amp; &quot;customerID_seq.nextval&quot; &amp; &quot;, '&quot;&amp; [.B18] &amp; &quot;', '&quot; &amp; [.C18] &amp; &quot;', '&quot; &amp; [.D18] &amp; &quot;', &quot; &amp; [.E18] &amp; &quot;, &quot; &amp; [.F18] &amp; &quot;);&quot;" office:value-type="string" office:string-value="insert into Customer values(customerID_seq.nextval, 'Joshua', 'Davis', '1212 8th St.', 7818914567, 18);">
            <text:p>insert into Customer values(customerID_seq.nextval, 'Joshua', 'Davis', '1212 8th St.', 7818914567, 18);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uise" table:style-name="ta3" table:print="false">
        <table:table-column table:style-name="co8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9" table:default-cell-style-name="Excel_20_Built-in_20_Normal"/>
        <table:table-column table:style-name="co15" table:default-cell-style-name="Excel_20_Built-in_20_Normal"/>
        <table:table-column table:style-name="co13" table:default-cell-style-name="Excel_20_Built-in_20_Normal"/>
        <table:table-column table:style-name="co5" table:default-cell-style-name="Excel_20_Built-in_20_Normal"/>
        <table:table-column table:style-name="co16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office:value-type="string">
            <text:p>Cruise</text:p>
          </table:table-cell>
          <table:table-cell table:number-columns-repeated="1023"/>
        </table:table-row>
        <table:table-row table:style-name="ro1">
          <table:table-cell office:value-type="string">
            <text:p>auto increment</text:p>
          </table:table-cell>
          <table:table-cell office:value-type="string">
            <text:p>varchar2(25)</text:p>
          </table:table-cell>
          <table:table-cell office:value-type="string">
            <text:p>varchar2(20)</text:p>
          </table:table-cell>
          <table:table-cell office:value-type="string">
            <text:p>number(2)</text:p>
          </table:table-cell>
          <table:table-cell office:value-type="string">
            <text:p>varchar2(15)</text:p>
          </table:table-cell>
          <table:table-cell office:value-type="string">
            <text:p>varchar2(30)</text:p>
          </table:table-cell>
          <table:table-cell office:value-type="string">
            <text:p>number(7,2)</text:p>
          </table:table-cell>
          <table:table-cell table:number-columns-repeated="1017"/>
        </table:table-row>
        <table:table-row table:style-name="ro2">
          <table:table-cell office:value-type="string">
            <text:p>cruiseID</text:p>
          </table:table-cell>
          <table:table-cell office:value-type="string">
            <text:p>cruiseName</text:p>
          </table:table-cell>
          <table:table-cell office:value-type="string">
            <text:p>departurePort</text:p>
          </table:table-cell>
          <table:table-cell office:value-type="string">
            <text:p>days</text:p>
          </table:table-cell>
          <table:table-cell office:value-type="string">
            <text:p>companyName</text:p>
          </table:table-cell>
          <table:table-cell office:value-type="string">
            <text:p>shipName</text:p>
          </table:table-cell>
          <table:table-cell office:value-type="string">
            <text:p>pric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xico</text:p>
          </table:table-cell>
          <table:table-cell office:value-type="string">
            <text:p>Miami</text:p>
          </table:table-cell>
          <table:table-cell office:value-type="float" office:value="7">
            <text:p>7</text:p>
          </table:table-cell>
          <table:table-cell office:value-type="string">
            <text:p>NCL</text:p>
          </table:table-cell>
          <table:table-cell office:value-type="string">
            <text:p>Norwegian Pearl</text:p>
          </table:table-cell>
          <table:table-cell table:style-name="ce2" office:value-type="float" office:value="799">
            <text:p>799.00</text:p>
          </table:table-cell>
          <table:table-cell table:formula="of:=&quot;insert into Cruise values(&quot; &amp; [.A4] &amp; &quot;, '&quot; &amp; [.B4] &amp; &quot;', '&quot; &amp; [.C4] &amp; &quot;', &quot; &amp; [.D4] &amp; &quot;, '&quot; &amp; [.E4] &amp; &quot;', '&quot; &amp; [.F4] &amp; &quot;', &quot; &amp; [.G4] &amp; &quot;);&quot;" office:value-type="string" office:string-value="insert into Cruise values(1, 'Mexico', 'Miami', 7, 'NCL', 'Norwegian Pearl', 799);">
            <text:p>insert into Cruise values(1, 'Mexico', 'Miami', 7, 'NCL', 'Norwegian Pearl', 799);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w England</text:p>
          </table:table-cell>
          <table:table-cell office:value-type="string">
            <text:p>Boston</text:p>
          </table:table-cell>
          <table:table-cell office:value-type="float" office:value="7">
            <text:p>7</text:p>
          </table:table-cell>
          <table:table-cell office:value-type="string">
            <text:p>NCL</text:p>
          </table:table-cell>
          <table:table-cell office:value-type="string">
            <text:p>Norwegian Jewel</text:p>
          </table:table-cell>
          <table:table-cell table:style-name="ce2" office:value-type="float" office:value="895.75">
            <text:p>895.75</text:p>
          </table:table-cell>
          <table:table-cell table:formula="of:=&quot;insert into Cruise values(&quot; &amp; [.A5] &amp; &quot;, '&quot; &amp; [.B5] &amp; &quot;', '&quot; &amp; [.C5] &amp; &quot;', &quot; &amp; [.D5] &amp; &quot;, '&quot; &amp; [.E5] &amp; &quot;', '&quot; &amp; [.F5] &amp; &quot;', &quot; &amp; [.G5] &amp; &quot;);&quot;" office:value-type="string" office:string-value="insert into Cruise values(2, 'New England', 'Boston', 7, 'NCL', 'Norwegian Jewel', 895.75);">
            <text:p>insert into Cruise values(2, 'New England', 'Boston', 7, 'NCL', 'Norwegian Jewel', 895.75);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BC Islands</text:p>
          </table:table-cell>
          <table:table-cell office:value-type="string">
            <text:p>Miami</text:p>
          </table:table-cell>
          <table:table-cell office:value-type="float" office:value="4">
            <text:p>4</text:p>
          </table:table-cell>
          <table:table-cell office:value-type="string">
            <text:p>Celebrity</text:p>
          </table:table-cell>
          <table:table-cell office:value-type="string">
            <text:p>Equinox</text:p>
          </table:table-cell>
          <table:table-cell table:style-name="ce2" office:value-type="float" office:value="450.5">
            <text:p>450.50</text:p>
          </table:table-cell>
          <table:table-cell table:formula="of:=&quot;insert into Cruise values(&quot; &amp; [.A6] &amp; &quot;, '&quot; &amp; [.B6] &amp; &quot;', '&quot; &amp; [.C6] &amp; &quot;', &quot; &amp; [.D6] &amp; &quot;, '&quot; &amp; [.E6] &amp; &quot;', '&quot; &amp; [.F6] &amp; &quot;', &quot; &amp; [.G6] &amp; &quot;);&quot;" office:value-type="string" office:string-value="insert into Cruise values(3, 'ABC Islands', 'Miami', 4, 'Celebrity', 'Equinox', 450.5);">
            <text:p>insert into Cruise values(3, 'ABC Islands', 'Miami', 4, 'Celebrity', 'Equinox', 450.5);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awaii</text:p>
          </table:table-cell>
          <table:table-cell office:value-type="string">
            <text:p>San Francisco</text:p>
          </table:table-cell>
          <table:table-cell office:value-type="float" office:value="14">
            <text:p>14</text:p>
          </table:table-cell>
          <table:table-cell office:value-type="string">
            <text:p>Princess</text:p>
          </table:table-cell>
          <table:table-cell office:value-type="string">
            <text:p>Crown Princess</text:p>
          </table:table-cell>
          <table:table-cell table:style-name="ce2" office:value-type="float" office:value="2310">
            <text:p>2310.00</text:p>
          </table:table-cell>
          <table:table-cell table:formula="of:=&quot;insert into Cruise values(&quot; &amp; [.A7] &amp; &quot;, '&quot; &amp; [.B7] &amp; &quot;', '&quot; &amp; [.C7] &amp; &quot;', &quot; &amp; [.D7] &amp; &quot;, '&quot; &amp; [.E7] &amp; &quot;', '&quot; &amp; [.F7] &amp; &quot;', &quot; &amp; [.G7] &amp; &quot;);&quot;" office:value-type="string" office:string-value="insert into Cruise values(4, 'Hawaii', 'San Francisco', 14, 'Princess', 'Crown Princess', 2310);">
            <text:p>insert into Cruise values(4, 'Hawaii', 'San Francisco', 14, 'Princess', 'Crown Princess', 2310);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nama Canal</text:p>
          </table:table-cell>
          <table:table-cell office:value-type="string">
            <text:p>Miami</text:p>
          </table:table-cell>
          <table:table-cell office:value-type="float" office:value="10">
            <text:p>10</text:p>
          </table:table-cell>
          <table:table-cell office:value-type="string">
            <text:p>Carnival</text:p>
          </table:table-cell>
          <table:table-cell office:value-type="string">
            <text:p>Carnival Spirit</text:p>
          </table:table-cell>
          <table:table-cell table:style-name="ce2" office:value-type="float" office:value="1432.99">
            <text:p>1432.99</text:p>
          </table:table-cell>
          <table:table-cell table:formula="of:=&quot;insert into Cruise values(&quot; &amp; [.A8] &amp; &quot;, '&quot; &amp; [.B8] &amp; &quot;', '&quot; &amp; [.C8] &amp; &quot;', &quot; &amp; [.D8] &amp; &quot;, '&quot; &amp; [.E8] &amp; &quot;', '&quot; &amp; [.F8] &amp; &quot;', &quot; &amp; [.G8] &amp; &quot;);&quot;" office:value-type="string" office:string-value="insert into Cruise values(5, 'Panama Canal', 'Miami', 10, 'Carnival', 'Carnival Spirit', 1432.99);">
            <text:p>insert into Cruise values(5, 'Panama Canal', 'Miami', 10, 'Carnival', 'Carnival Spirit', 1432.99);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&quot;insert into Cruise values(&quot; &amp; [.A9] &amp; &quot;, '&quot; &amp; [.B9] &amp; &quot;, '&quot; &amp; [.C9] &amp; &quot;, &quot; &amp; [.D9] &amp; &quot;, '&quot; &amp; [.E9] &amp; &quot;', '&quot; &amp; [.F9] &amp; &quot;', &quot; &amp; [.G9] &amp; &quot;);&quot;" office:value-type="string" office:string-value="insert into Cruise values(, ', ', , '', '', );">
            <text:p>insert into Cruise values(, ', ', , '', '', );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&quot;insert into Cruise values(&quot; &amp; [.A10] &amp; &quot;, '&quot; &amp; [.B10] &amp; &quot;, '&quot; &amp; [.C10] &amp; &quot;, &quot; &amp; [.D10] &amp; &quot;, '&quot; &amp; [.E10] &amp; &quot;', '&quot; &amp; [.F10] &amp; &quot;', &quot; &amp; [.G10] &amp; &quot;);&quot;" office:value-type="string" office:string-value="insert into Cruise values(, ', ', , '', '', );">
            <text:p>insert into Cruise values(, ', ', , '', '', );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velAgent" table:style-name="ta4" table:print="false">
        <table:table-column table:style-name="co8" table:default-cell-style-name="Excel_20_Built-in_20_Normal"/>
        <table:table-column table:style-name="co17" table:number-columns-repeated="2" table:default-cell-style-name="Excel_20_Built-in_20_Normal"/>
        <table:table-column table:style-name="co18" table:default-cell-style-name="Excel_20_Built-in_20_Normal"/>
        <table:table-column table:style-name="co9" table:default-cell-style-name="Excel_20_Built-in_20_Normal"/>
        <table:table-column table:style-name="co19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office:value-type="string">
            <text:p>TravelAgent</text:p>
          </table:table-cell>
          <table:table-cell table:number-columns-repeated="1023"/>
        </table:table-row>
        <table:table-row table:style-name="ro1">
          <table:table-cell office:value-type="string">
            <text:p>auto increment</text:p>
          </table:table-cell>
          <table:table-cell office:value-type="string">
            <text:p>varchar2(15)</text:p>
          </table:table-cell>
          <table:table-cell office:value-type="string">
            <text:p>varchar2(20)</text:p>
          </table:table-cell>
          <table:table-cell office:value-type="string">
            <text:p>varchar2(15)</text:p>
          </table:table-cell>
          <table:table-cell office:value-type="string">
            <text:p>number(7,2)</text:p>
          </table:table-cell>
          <table:table-cell table:number-columns-repeated="1019"/>
        </table:table-row>
        <table:table-row table:style-name="ro1">
          <table:table-cell office:value-type="string">
            <text:p>travelAgentID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title</text:p>
          </table:table-cell>
          <table:table-cell office:value-type="string">
            <text:p>salary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loe</text:p>
          </table:table-cell>
          <table:table-cell office:value-type="string">
            <text:p>Rodriguez</text:p>
          </table:table-cell>
          <table:table-cell office:value-type="string">
            <text:p>Assistant</text:p>
          </table:table-cell>
          <table:table-cell table:style-name="ce2" office:value-type="float" office:value="31750">
            <text:p>31750.00</text:p>
          </table:table-cell>
          <table:table-cell table:formula="of:=&quot;insert into TravelAgent values(&quot; &amp; &quot;travelAgentID_seq.nextval&quot; &amp; &quot;, '&quot; &amp; [.B4] &amp; &quot;', '&quot; &amp; [.C4] &amp; &quot;', '&quot; &amp; [.D4] &amp; &quot;', &quot; &amp; [.E4] &amp; &quot;);&quot;" office:value-type="string" office:string-value="insert into TravelAgent values(travelAgentID_seq.nextval, 'Chloe', 'Rodriguez', 'Assistant', 31750);">
            <text:p>insert into TravelAgent values(travelAgentID_seq.nextval, 'Chloe', 'Rodriguez', 'Assistant', 31750);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n</text:p>
          </table:table-cell>
          <table:table-cell office:value-type="string">
            <text:p>Wilson</text:p>
          </table:table-cell>
          <table:table-cell office:value-type="string">
            <text:p>Agent</text:p>
          </table:table-cell>
          <table:table-cell table:style-name="ce2" office:value-type="float" office:value="47000.22">
            <text:p>47000.22</text:p>
          </table:table-cell>
          <table:table-cell table:formula="of:=&quot;insert into TravelAgent values(&quot; &amp; &quot;travelAgentID_seq.nextval&quot; &amp; &quot;, '&quot; &amp; [.B5] &amp; &quot;', '&quot; &amp; [.C5] &amp; &quot;', '&quot; &amp; [.D5] &amp; &quot;', &quot; &amp; [.E5] &amp; &quot;);&quot;" office:value-type="string" office:string-value="insert into TravelAgent values(travelAgentID_seq.nextval, 'Ben', 'Wilson', 'Agent', 47000.22);">
            <text:p>insert into TravelAgent values(travelAgentID_seq.nextval, 'Ben', 'Wilson', 'Agent', 47000.22);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ia</text:p>
          </table:table-cell>
          <table:table-cell office:value-type="string">
            <text:p>Smith</text:p>
          </table:table-cell>
          <table:table-cell office:value-type="string">
            <text:p>Manager</text:p>
          </table:table-cell>
          <table:table-cell table:style-name="ce2" office:value-type="float" office:value="75250">
            <text:p>75250.00</text:p>
          </table:table-cell>
          <table:table-cell table:formula="of:=&quot;insert into TravelAgent values(&quot; &amp; &quot;travelAgentID_seq.nextval&quot; &amp; &quot;, '&quot; &amp; [.B6] &amp; &quot;', '&quot; &amp; [.C6] &amp; &quot;', '&quot; &amp; [.D6] &amp; &quot;', &quot; &amp; [.E6] &amp; &quot;);&quot;" office:value-type="string" office:string-value="insert into TravelAgent values(travelAgentID_seq.nextval, 'Mia', 'Smith', 'Manager', 75250);">
            <text:p>insert into TravelAgent values(travelAgentID_seq.nextval, 'Mia', 'Smith', 'Manager', 75250);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ah</text:p>
          </table:table-cell>
          <table:table-cell office:value-type="string">
            <text:p>Williams</text:p>
          </table:table-cell>
          <table:table-cell office:value-type="string">
            <text:p>Assistant</text:p>
          </table:table-cell>
          <table:table-cell table:style-name="ce2" office:value-type="float" office:value="32080.9">
            <text:p>32080.90</text:p>
          </table:table-cell>
          <table:table-cell table:formula="of:=&quot;insert into TravelAgent values(&quot; &amp; &quot;travelAgentID_seq.nextval&quot; &amp; &quot;, '&quot; &amp; [.B7] &amp; &quot;', '&quot; &amp; [.C7] &amp; &quot;', '&quot; &amp; [.D7] &amp; &quot;', &quot; &amp; [.E7] &amp; &quot;);&quot;" office:value-type="string" office:string-value="insert into TravelAgent values(travelAgentID_seq.nextval, 'Noah', 'Williams', 'Assistant', 32080.9);">
            <text:p>insert into TravelAgent values(travelAgentID_seq.nextval, 'Noah', 'Williams', 'Assistant', 32080.9);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iam</text:p>
          </table:table-cell>
          <table:table-cell office:value-type="string">
            <text:p>Brown</text:p>
          </table:table-cell>
          <table:table-cell office:value-type="string">
            <text:p>Manager</text:p>
          </table:table-cell>
          <table:table-cell table:style-name="ce2" office:value-type="float" office:value="60500.75">
            <text:p>60500.75</text:p>
          </table:table-cell>
          <table:table-cell table:formula="of:=&quot;insert into TravelAgent values(&quot; &amp; &quot;travelAgentID_seq.nextval&quot; &amp; &quot;, '&quot; &amp; [.B8] &amp; &quot;', '&quot; &amp; [.C8] &amp; &quot;', '&quot; &amp; [.D8] &amp; &quot;', &quot; &amp; [.E8] &amp; &quot;);&quot;" office:value-type="string" office:string-value="insert into TravelAgent values(travelAgentID_seq.nextval, 'Liam', 'Brown', 'Manager', 60500.75);">
            <text:p>insert into TravelAgent values(travelAgentID_seq.nextval, 'Liam', 'Brown', 'Manager', 60500.75);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son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table:style-name="ce2" office:value-type="float" office:value="79000">
            <text:p>79000.00</text:p>
          </table:table-cell>
          <table:table-cell table:formula="of:=&quot;insert into TravelAgent values(&quot; &amp; &quot;travelAgentID_seq.nextval&quot; &amp; &quot;, '&quot; &amp; [.B9] &amp; &quot;', '&quot; &amp; [.C9] &amp; &quot;', '&quot; &amp; [.D9] &amp; &quot;', &quot; &amp; [.E9] &amp; &quot;);&quot;" office:value-type="string" office:string-value="insert into TravelAgent values(travelAgentID_seq.nextval, 'Mason', 'Jones', 'Manager', 79000);">
            <text:p>insert into TravelAgent values(travelAgentID_seq.nextval, 'Mason', 'Jones', 'Manager', 79000);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livia</text:p>
          </table:table-cell>
          <table:table-cell office:value-type="string">
            <text:p>Miller</text:p>
          </table:table-cell>
          <table:table-cell office:value-type="string">
            <text:p>Agent</text:p>
          </table:table-cell>
          <table:table-cell table:style-name="ce2" office:value-type="float" office:value="54000.5">
            <text:p>54000.50</text:p>
          </table:table-cell>
          <table:table-cell table:formula="of:=&quot;insert into TravelAgent values(&quot; &amp; &quot;travelAgentID_seq.nextval&quot; &amp; &quot;, '&quot; &amp; [.B10] &amp; &quot;', '&quot; &amp; [.C10] &amp; &quot;', '&quot; &amp; [.D10] &amp; &quot;', &quot; &amp; [.E10] &amp; &quot;);&quot;" office:value-type="string" office:string-value="insert into TravelAgent values(travelAgentID_seq.nextval, 'Olivia', 'Miller', 'Agent', 54000.5);">
            <text:p>insert into TravelAgent values(travelAgentID_seq.nextval, 'Olivia', 'Miller', 'Agent', 54000.5);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fia</text:p>
          </table:table-cell>
          <table:table-cell office:value-type="string">
            <text:p>Davis</text:p>
          </table:table-cell>
          <table:table-cell office:value-type="string">
            <text:p>Agent</text:p>
          </table:table-cell>
          <table:table-cell table:style-name="ce2" office:value-type="float" office:value="45000">
            <text:p>45000.00</text:p>
          </table:table-cell>
          <table:table-cell table:formula="of:=&quot;insert into TravelAgent values(&quot; &amp; &quot;travelAgentID_seq.nextval&quot; &amp; &quot;, '&quot; &amp; [.B11] &amp; &quot;', '&quot; &amp; [.C11] &amp; &quot;', '&quot; &amp; [.D11] &amp; &quot;', &quot; &amp; [.E11] &amp; &quot;);&quot;" office:value-type="string" office:string-value="insert into TravelAgent values(travelAgentID_seq.nextval, 'Sofia', 'Davis', 'Agent', 45000);">
            <text:p>insert into TravelAgent values(travelAgentID_seq.nextval, 'Sofia', 'Davis', 'Agent', 45000);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ason</text:p>
          </table:table-cell>
          <table:table-cell office:value-type="string">
            <text:p>Garcia</text:p>
          </table:table-cell>
          <table:table-cell office:value-type="string">
            <text:p>Manager</text:p>
          </table:table-cell>
          <table:table-cell table:style-name="ce2" office:value-type="float" office:value="52025.95">
            <text:p>52025.95</text:p>
          </table:table-cell>
          <table:table-cell table:formula="of:=&quot;insert into TravelAgent values(&quot; &amp; &quot;travelAgentID_seq.nextval&quot; &amp; &quot;, '&quot; &amp; [.B12] &amp; &quot;', '&quot; &amp; [.C12] &amp; &quot;', '&quot; &amp; [.D12] &amp; &quot;', &quot; &amp; [.E12] &amp; &quot;);&quot;" office:value-type="string" office:string-value="insert into TravelAgent values(travelAgentID_seq.nextval, 'Jason', 'Garcia', 'Manager', 52025.95);">
            <text:p>insert into TravelAgent values(travelAgentID_seq.nextval, 'Jason', 'Garcia', 'Manager', 52025.95);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mily</text:p>
          </table:table-cell>
          <table:table-cell office:value-type="string">
            <text:p>Johnson</text:p>
          </table:table-cell>
          <table:table-cell office:value-type="string">
            <text:p>Assistant</text:p>
          </table:table-cell>
          <table:table-cell table:style-name="ce2" office:value-type="float" office:value="22000.5">
            <text:p>22000.50</text:p>
          </table:table-cell>
          <table:table-cell table:formula="of:=&quot;insert into TravelAgent values(&quot; &amp; &quot;travelAgentID_seq.nextval&quot; &amp; &quot;, '&quot; &amp; [.B13] &amp; &quot;', '&quot; &amp; [.C13] &amp; &quot;', '&quot; &amp; [.D13] &amp; &quot;', &quot; &amp; [.E13] &amp; &quot;);&quot;" office:value-type="string" office:string-value="insert into TravelAgent values(travelAgentID_seq.nextval, 'Emily', 'Johnson', 'Assistant', 22000.5);">
            <text:p>insert into TravelAgent values(travelAgentID_seq.nextval, 'Emily', 'Johnson', 'Assistant', 22000.5);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than</text:p>
          </table:table-cell>
          <table:table-cell office:value-type="string">
            <text:p>Elm</text:p>
          </table:table-cell>
          <table:table-cell office:value-type="string">
            <text:p>Agent</text:p>
          </table:table-cell>
          <table:table-cell table:style-name="ce2" office:value-type="float" office:value="27044.52">
            <text:p>27044.52</text:p>
          </table:table-cell>
          <table:table-cell table:formula="of:=&quot;insert into TravelAgent values(&quot; &amp; &quot;travelAgentID_seq.nextval&quot; &amp; &quot;, '&quot; &amp; [.B14] &amp; &quot;', '&quot; &amp; [.C14] &amp; &quot;', '&quot; &amp; [.D14] &amp; &quot;', &quot; &amp; [.E14] &amp; &quot;);&quot;" office:value-type="string" office:string-value="insert into TravelAgent values(travelAgentID_seq.nextval, 'Ethan', 'Elm', 'Agent', 27044.52);">
            <text:p>insert into TravelAgent values(travelAgentID_seq.nextval, 'Ethan', 'Elm', 'Agent', 27044.52);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ny" table:style-name="ta5" table:print="false">
        <table:table-column table:style-name="co13" table:default-cell-style-name="Excel_20_Built-in_20_Normal"/>
        <table:table-column table:style-name="co17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7" table:number-columns-repeated="1020" table:default-cell-style-name="Excel_20_Built-in_20_Normal"/>
        <table:table-row table:style-name="ro1">
          <table:table-cell office:value-type="string">
            <text:p>Company</text:p>
          </table:table-cell>
          <table:table-cell table:number-columns-repeated="1023"/>
        </table:table-row>
        <table:table-row table:style-name="ro1">
          <table:table-cell office:value-type="string">
            <text:p>varchar2(15)</text:p>
          </table:table-cell>
          <table:table-cell office:value-type="string">
            <text:p>char(4)</text:p>
          </table:table-cell>
          <table:table-cell office:value-type="string">
            <text:p>varchar2(40)</text:p>
          </table:table-cell>
          <table:table-cell table:number-columns-repeated="1021"/>
        </table:table-row>
        <table:table-row table:style-name="ro1">
          <table:table-cell office:value-type="string">
            <text:p>companyName</text:p>
          </table:table-cell>
          <table:table-cell office:value-type="string">
            <text:p>stockSymbol</text:p>
          </table:table-cell>
          <table:table-cell office:value-type="string">
            <text:p>website</text:p>
          </table:table-cell>
          <table:table-cell table:number-columns-repeated="1021"/>
        </table:table-row>
        <table:table-row table:style-name="ro2">
          <table:table-cell office:value-type="string">
            <text:p>Carnival</text:p>
          </table:table-cell>
          <table:table-cell office:value-type="string">
            <text:p>CRVL</text:p>
          </table:table-cell>
          <table:table-cell office:value-type="string">
            <text:p>http://www.carnival.com</text:p>
          </table:table-cell>
          <table:table-cell table:formula="of:=&quot;insert into Company values('&quot; &amp; [.A4] &amp; &quot;', '&quot; &amp; [.B4] &amp; &quot;', '&quot; &amp; [.C4] &amp; &quot;');&quot;" office:value-type="string" office:string-value="insert into Company values('Carnival', 'CRVL', 'http://www.carnival.com');">
            <text:p>insert into Company values('Carnival', 'CRVL', 'http://www.carnival.com');</text:p>
          </table:table-cell>
          <table:table-cell table:number-columns-repeated="1020"/>
        </table:table-row>
        <table:table-row table:style-name="ro2">
          <table:table-cell office:value-type="string">
            <text:p>Celebrity</text:p>
          </table:table-cell>
          <table:table-cell office:value-type="string">
            <text:p>CELB</text:p>
          </table:table-cell>
          <table:table-cell office:value-type="string">
            <text:p>http://www.celebritycruises.com</text:p>
          </table:table-cell>
          <table:table-cell table:formula="of:=&quot;insert into Company values('&quot; &amp; [.A5] &amp; &quot;', '&quot; &amp; [.B5] &amp; &quot;', '&quot; &amp; [.C5] &amp; &quot;');&quot;" office:value-type="string" office:string-value="insert into Company values('Celebrity', 'CELB', 'http://www.celebritycruises.com');">
            <text:p>insert into Company values('Celebrity', 'CELB', 'http://www.celebritycruises.com');</text:p>
          </table:table-cell>
          <table:table-cell table:number-columns-repeated="1020"/>
        </table:table-row>
        <table:table-row table:style-name="ro2">
          <table:table-cell office:value-type="string">
            <text:p>NCL</text:p>
          </table:table-cell>
          <table:table-cell office:value-type="string">
            <text:p>NCLC</text:p>
          </table:table-cell>
          <table:table-cell office:value-type="string">
            <text:p>http://www.ncl.com</text:p>
          </table:table-cell>
          <table:table-cell table:formula="of:=&quot;insert into Company values('&quot; &amp; [.A6] &amp; &quot;', '&quot; &amp; [.B6] &amp; &quot;', '&quot; &amp; [.C6] &amp; &quot;');&quot;" office:value-type="string" office:string-value="insert into Company values('NCL', 'NCLC', 'http://www.ncl.com');">
            <text:p>insert into Company values('NCL', 'NCLC', 'http://www.ncl.com');</text:p>
          </table:table-cell>
          <table:table-cell table:number-columns-repeated="1020"/>
        </table:table-row>
        <table:table-row table:style-name="ro2">
          <table:table-cell office:value-type="string">
            <text:p>Princess</text:p>
          </table:table-cell>
          <table:table-cell office:value-type="string">
            <text:p>PRCS</text:p>
          </table:table-cell>
          <table:table-cell office:value-type="string">
            <text:p>http://www.princess.com</text:p>
          </table:table-cell>
          <table:table-cell table:formula="of:=&quot;insert into Company values('&quot; &amp; [.A7] &amp; &quot;', '&quot; &amp; [.B7] &amp; &quot;', '&quot; &amp; [.C7] &amp; &quot;');&quot;" office:value-type="string" office:string-value="insert into Company values('Princess', 'PRCS', 'http://www.princess.com');">
            <text:p>insert into Company values('Princess', 'PRCS', 'http://www.princess.com');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ng Inserts" table:style-name="ta6" table:print="false">
        <office:forms form:automatic-focus="false" form:apply-design-mode="false"/>
        <table:table-column table:style-name="co22" table:default-cell-style-name="Excel_20_Built-in_20_Normal"/>
        <table:table-column table:style-name="co18" table:default-cell-style-name="Excel_20_Built-in_20_Normal"/>
        <table:table-column table:style-name="co9" table:default-cell-style-name="Excel_20_Built-in_20_Normal"/>
        <table:table-column table:style-name="co5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office:value-type="string">
            <text:p>Employee</text:p>
          </table:table-cell>
          <table:table-cell table:number-columns-repeated="4"/>
          <table:table-cell office:value-type="string">
            <text:p>Example Code Generation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varchar2(25)</text:p>
          </table:table-cell>
          <table:table-cell office:value-type="string">
            <text:p>varchar2(20)</text:p>
          </table:table-cell>
          <table:table-cell office:value-type="string">
            <text:p>number(3)</text:p>
          </table:table-cell>
          <table:table-cell table:number-columns-repeated="1020"/>
        </table:table-row>
        <table:table-row table:style-name="ro1">
          <table:table-cell office:value-type="string">
            <text:p>employeeID</text:p>
          </table:table-cell>
          <table:table-cell office:value-type="string">
            <text:p>fullName</text:p>
          </table:table-cell>
          <table:table-cell office:value-type="string">
            <text:p>city</text:p>
          </table:table-cell>
          <table:table-cell office:value-type="string">
            <text:p>age</text:p>
          </table:table-cell>
          <table:table-cell/>
          <table:table-cell office:value-type="string">
            <text:p>SQL Insert</text:p>
          </table:table-cell>
          <table:table-cell table:number-columns-repeated="1018"/>
        </table:table-row>
        <table:table-row table:style-name="ro2">
          <table:table-cell office:value-type="string">
            <text:p>employeeID_seq.nextval</text:p>
          </table:table-cell>
          <table:table-cell office:value-type="string">
            <text:p>Jim Smith</text:p>
          </table:table-cell>
          <table:table-cell office:value-type="string">
            <text:p>Cambridge</text:p>
          </table:table-cell>
          <table:table-cell office:value-type="float" office:value="51">
            <text:p>51</text:p>
          </table:table-cell>
          <table:table-cell/>
          <table:table-cell table:formula="of:=&quot;insert into Employee values(&quot; &amp; [.A4] &amp; &quot;, '&quot; &amp; [.B4] &amp; &quot;', '&quot; &amp; [.C4] &amp; &quot;', &quot; &amp; [.D4] &amp; &quot;);&quot;" office:value-type="string" office:string-value="insert into Employee values(employeeID_seq.nextval, 'Jim Smith', 'Cambridge', 51);">
            <text:p>insert into Employee values(employeeID_seq.nextval, 'Jim Smith', 'Cambridge', 51);</text:p>
          </table:table-cell>
          <table:table-cell table:number-columns-repeated="1018"/>
        </table:table-row>
        <table:table-row table:style-name="ro1">
          <table:table-cell office:value-type="string">
            <text:p>employeeID_seq.nextval</text:p>
          </table:table-cell>
          <table:table-cell office:value-type="string">
            <text:p>Tom Smith</text:p>
          </table:table-cell>
          <table:table-cell office:value-type="string">
            <text:p>Cambridge</text:p>
          </table:table-cell>
          <table:table-cell office:value-type="float" office:value="51">
            <text:p>51</text:p>
          </table:table-cell>
          <table:table-cell/>
          <table:table-cell table:formula="of:=&quot;insert into Employee values(&quot; &amp; [.A5] &amp; &quot;, '&quot; &amp; [.B5] &amp; &quot;', '&quot; &amp; [.C5] &amp; &quot;', &quot; &amp; [.D5] &amp; &quot;);&quot;" office:value-type="string" office:string-value="insert into Employee values(employeeID_seq.nextval, 'Tom Smith', 'Cambridge', 51);">
            <text:p>insert into Employee values(employeeID_seq.nextval, 'Tom Smith', 'Cambridge', 51);</text:p>
          </table:table-cell>
          <table:table-cell table:number-columns-repeated="1018"/>
        </table:table-row>
        <table:table-row table:style-name="ro1">
          <table:table-cell office:value-type="string">
            <text:p>employeeID_seq.nextval</text:p>
          </table:table-cell>
          <table:table-cell office:value-type="string">
            <text:p>Elane Moore</text:p>
          </table:table-cell>
          <table:table-cell office:value-type="string">
            <text:p>San Diego</text:p>
          </table:table-cell>
          <table:table-cell office:value-type="float" office:value="53">
            <text:p>53</text:p>
          </table:table-cell>
          <table:table-cell/>
          <table:table-cell table:formula="of:=&quot;insert into Employee values(&quot; &amp; [.A6] &amp; &quot;, '&quot; &amp; [.B6] &amp; &quot;', '&quot; &amp; [.C6] &amp; &quot;', &quot; &amp; [.D6] &amp; &quot;);&quot;" office:value-type="string" office:string-value="insert into Employee values(employeeID_seq.nextval, 'Elane Moore', 'San Diego', 53);">
            <text:p>insert into Employee values(employeeID_seq.nextval, 'Elane Moore', 'San Diego', 53);</text:p>
          </table:table-cell>
          <table:table-cell table:number-columns-repeated="1018"/>
        </table:table-row>
        <table:table-row table:style-name="ro1">
          <table:table-cell office:value-type="string">
            <text:p>employeeID_seq.nextval</text:p>
          </table:table-cell>
          <table:table-cell office:value-type="string">
            <text:p>John Doe</text:p>
          </table:table-cell>
          <table:table-cell office:value-type="string">
            <text:p>Worcester</text:p>
          </table:table-cell>
          <table:table-cell office:value-type="float" office:value="23">
            <text:p>23</text:p>
          </table:table-cell>
          <table:table-cell/>
          <table:table-cell table:formula="of:=&quot;insert into Employee values(&quot; &amp; [.A7] &amp; &quot;, '&quot; &amp; [.B7] &amp; &quot;', '&quot; &amp; [.C7] &amp; &quot;', &quot; &amp; [.D7] &amp; &quot;);&quot;" office:value-type="string" office:string-value="insert into Employee values(employeeID_seq.nextval, 'John Doe', 'Worcester', 23);">
            <text:p>insert into Employee values(employeeID_seq.nextval, 'John Doe', 'Worcester', 23);</text:p>
          </table:table-cell>
          <table:table-cell table:number-columns-repeated="1018"/>
        </table:table-row>
        <table:table-row table:style-name="ro1">
          <table:table-cell office:value-type="string">
            <text:p>employeeID_seq.nextval</text:p>
          </table:table-cell>
          <table:table-cell office:value-type="string">
            <text:p>Jane Doe</text:p>
          </table:table-cell>
          <table:table-cell office:value-type="string">
            <text:p>Worcester</text:p>
          </table:table-cell>
          <table:table-cell office:value-type="float" office:value="24">
            <text:p>24</text:p>
          </table:table-cell>
          <table:table-cell/>
          <table:table-cell table:formula="of:=&quot;insert into Employee values(&quot; &amp; [.A8] &amp; &quot;, '&quot; &amp; [.B8] &amp; &quot;', '&quot; &amp; [.C8] &amp; &quot;', &quot; &amp; [.D8] &amp; &quot;);&quot;" office:value-type="string" office:string-value="insert into Employee values(employeeID_seq.nextval, 'Jane Doe', 'Worcester', 24);">
            <text:p>insert into Employee values(employeeID_seq.nextval, 'Jane Doe', 'Worcester', 24);</text:p>
          </table:table-cell>
          <table:table-cell table:number-columns-repeated="1018"/>
        </table:table-row>
        <table:table-row table:style-name="ro1">
          <table:table-cell office:value-type="string">
            <text:p>employeeID_seq.nextval</text:p>
          </table:table-cell>
          <table:table-cell office:value-type="string">
            <text:p>Tom Jones</text:p>
          </table:table-cell>
          <table:table-cell office:value-type="string">
            <text:p>Boston</text:p>
          </table:table-cell>
          <table:table-cell office:value-type="float" office:value="41">
            <text:p>41</text:p>
          </table:table-cell>
          <table:table-cell/>
          <table:table-cell table:formula="of:=&quot;insert into Employee values(&quot; &amp; [.A9] &amp; &quot;, '&quot; &amp; [.B9] &amp; &quot;', '&quot; &amp; [.C9] &amp; &quot;', &quot; &amp; [.D9] &amp; &quot;);&quot;" office:value-type="string" office:string-value="insert into Employee values(employeeID_seq.nextval, 'Tom Jones', 'Boston', 41);">
            <text:p>insert into Employee values(employeeID_seq.nextval, 'Tom Jones', 'Boston', 41);</text:p>
          </table:table-cell>
          <table:table-cell table:number-columns-repeated="1018"/>
        </table:table-row>
        <table:table-row table:style-name="ro1">
          <table:table-cell office:value-type="string">
            <text:p>employeeID_seq.nextval</text:p>
          </table:table-cell>
          <table:table-cell office:value-type="string">
            <text:p>Mary Jones</text:p>
          </table:table-cell>
          <table:table-cell office:value-type="string">
            <text:p>Boston</text:p>
          </table:table-cell>
          <table:table-cell office:value-type="float" office:value="37">
            <text:p>37</text:p>
          </table:table-cell>
          <table:table-cell/>
          <table:table-cell table:formula="of:=&quot;insert into Employee values(&quot; &amp; [.A10] &amp; &quot;, '&quot; &amp; [.B10] &amp; &quot;', '&quot; &amp; [.C10] &amp; &quot;', &quot; &amp; [.D10] &amp; &quot;);&quot;" office:value-type="string" office:string-value="insert into Employee values(employeeID_seq.nextval, 'Mary Jones', 'Boston', 37);">
            <text:p>insert into Employee values(employeeID_seq.nextval, 'Mary Jones', 'Boston', 37);</text:p>
          </table:table-cell>
          <table:table-cell table:number-columns-repeated="1018"/>
        </table:table-row>
        <table:table-row table:style-name="ro1">
          <table:table-cell office:value-type="string">
            <text:p>employeeID_seq.nextval</text:p>
          </table:table-cell>
          <table:table-cell office:value-type="string">
            <text:p>Oscar Tam</text:p>
          </table:table-cell>
          <table:table-cell office:value-type="string">
            <text:p>Worcester</text:p>
          </table:table-cell>
          <table:table-cell office:value-type="float" office:value="17">
            <text:p>17</text:p>
          </table:table-cell>
          <table:table-cell/>
          <table:table-cell table:formula="of:=&quot;insert into Employee values(&quot; &amp; [.A11] &amp; &quot;, '&quot; &amp; [.B11] &amp; &quot;', '&quot; &amp; [.C11] &amp; &quot;', &quot; &amp; [.D11] &amp; &quot;);&quot;" office:value-type="string" office:string-value="insert into Employee values(employeeID_seq.nextval, 'Oscar Tam', 'Worcester', 17);">
            <text:p>insert into Employee values(employeeID_seq.nextval, 'Oscar Tam', 'Worcester', 17);</text:p>
          </table:table-cell>
          <table:table-cell table:number-columns-repeated="1018"/>
        </table:table-row>
        <table:table-row table:style-name="ro1">
          <table:table-cell office:value-type="string">
            <text:p>employeeID_seq.nextval</text:p>
          </table:table-cell>
          <table:table-cell office:value-type="string">
            <text:p>Ellen Brown</text:p>
          </table:table-cell>
          <table:table-cell office:value-type="string">
            <text:p>Cambridge</text:p>
          </table:table-cell>
          <table:table-cell office:value-type="float" office:value="21">
            <text:p>21</text:p>
          </table:table-cell>
          <table:table-cell/>
          <table:table-cell table:formula="of:=&quot;insert into Employee values(&quot; &amp; [.A12] &amp; &quot;, '&quot; &amp; [.B12] &amp; &quot;', '&quot; &amp; [.C12] &amp; &quot;', &quot; &amp; [.D12] &amp; &quot;);&quot;" office:value-type="string" office:string-value="insert into Employee values(employeeID_seq.nextval, 'Ellen Brown', 'Cambridge', 21);">
            <text:p>insert into Employee values(employeeID_seq.nextval, 'Ellen Brown', 'Cambridge', 21);</text:p>
          </table:table-cell>
          <table:table-cell table:number-columns-repeated="1018"/>
        </table:table-row>
        <table:table-row table:style-name="ro1">
          <table:table-cell office:value-type="string">
            <text:p>employeeID_seq.nextval</text:p>
          </table:table-cell>
          <table:table-cell office:value-type="string">
            <text:p>Art Johnson</text:p>
          </table:table-cell>
          <table:table-cell office:value-type="string">
            <text:p>Boston</text:p>
          </table:table-cell>
          <table:table-cell office:value-type="float" office:value="18">
            <text:p>18</text:p>
          </table:table-cell>
          <table:table-cell/>
          <table:table-cell table:formula="of:=&quot;insert into Employee values(&quot; &amp; [.A13] &amp; &quot;, '&quot; &amp; [.B13] &amp; &quot;', '&quot; &amp; [.C13] &amp; &quot;', &quot; &amp; [.D13] &amp; &quot;);&quot;" office:value-type="string" office:string-value="insert into Employee values(employeeID_seq.nextval, 'Art Johnson', 'Boston', 18);">
            <text:p>insert into Employee values(employeeID_seq.nextval, 'Art Johnson', 'Boston', 18);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Not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calculations require a = at the beginning of the cel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&amp; is used to connect strings togeth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Doublequotes are used around strings in Excel vs. single quotes for SQ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Do not put doublequotes around numbers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4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8/26/2019</text:date>, <text:time>22:3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ervation" style:display-name="PageStyle_Re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er" style:display-name="PageStyle_Custom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uise" style:display-name="PageStyle_Cru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velAgent" style:display-name="PageStyle_TravelAg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ny" style:display-name="PageStyle_Compa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erating_20_Inserts" style:display-name="PageStyle_Generating Inse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8-26T22:37:31.39</dc:date>
    <meta:editing-duration>PT31M32S</meta:editing-duration>
    <meta:editing-cycles>1</meta:editing-cycles>
    <meta:document-statistic meta:table-count="6" meta:cell-count="487" meta:object-count="0"/>
  </office:meta>
</office:document-meta>
</file>